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ilans électriques RT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nnée</text:p>
          </table:table-cell>
          <table:table-cell office:value-type="string" calcext:value-type="string">
            <text:p>Prod (Twh)</text:p>
          </table:table-cell>
          <table:table-cell office:value-type="string" calcext:value-type="string">
            <text:p>CO2 (MT)</text:p>
          </table:table-cell>
          <table:table-cell office:value-type="string" calcext:value-type="string">
            <text:p>kgC02/Mwh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50.3" calcext:value-type="float">
            <text:p>550.3</text:p>
          </table:table-cell>
          <table:table-cell office:value-type="float" office:value="34.1" calcext:value-type="float">
            <text:p>34.1</text:p>
          </table:table-cell>
          <table:table-cell table:formula="of:=[.C3]*1000000000/([.B3]*1000000)" office:value-type="float" office:value="61.9662002544067" calcext:value-type="float">
            <text:p>61.9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41.9" calcext:value-type="float">
            <text:p>541.9</text:p>
          </table:table-cell>
          <table:table-cell office:value-type="float" office:value="27.4" calcext:value-type="float">
            <text:p>27.4</text:p>
          </table:table-cell>
          <table:table-cell table:formula="of:=[.C4]*1000000000/([.B4]*1000000)" office:value-type="float" office:value="50.5628344713047" calcext:value-type="float">
            <text:p>50.5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41.4" calcext:value-type="float">
            <text:p>541.4</text:p>
          </table:table-cell>
          <table:table-cell office:value-type="float" office:value="29.5" calcext:value-type="float">
            <text:p>29.5</text:p>
          </table:table-cell>
          <table:table-cell table:formula="of:=[.C5]*1000000000/([.B5]*1000000)" office:value-type="float" office:value="54.4883635020318" calcext:value-type="float">
            <text:p>54.4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50.9" calcext:value-type="float">
            <text:p>550.9</text:p>
          </table:table-cell>
          <table:table-cell office:value-type="float" office:value="29.1" calcext:value-type="float">
            <text:p>29.1</text:p>
          </table:table-cell>
          <table:table-cell table:formula="of:=[.C6]*1000000000/([.B6]*1000000)" office:value-type="float" office:value="52.8226538391723" calcext:value-type="float">
            <text:p>52.8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40.6" calcext:value-type="float">
            <text:p>540.6</text:p>
          </table:table-cell>
          <table:table-cell office:value-type="float" office:value="19" calcext:value-type="float">
            <text:p>19</text:p>
          </table:table-cell>
          <table:table-cell table:formula="of:=[.C7]*1000000000/([.B7]*1000000)" office:value-type="float" office:value="35.1461339252682" calcext:value-type="float">
            <text:p>35.1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46" calcext:value-type="float">
            <text:p>546</text:p>
          </table:table-cell>
          <table:table-cell office:value-type="float" office:value="23.1" calcext:value-type="float">
            <text:p>23.1</text:p>
          </table:table-cell>
          <table:table-cell table:formula="of:=[.C8]*1000000000/([.B8]*1000000)" office:value-type="float" office:value="42.3076923076923" calcext:value-type="float">
            <text:p>42.3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1.3" calcext:value-type="float">
            <text:p>531.3</text:p>
          </table:table-cell>
          <table:table-cell office:value-type="float" office:value="28.3" calcext:value-type="float">
            <text:p>28.3</text:p>
          </table:table-cell>
          <table:table-cell table:formula="of:=[.C9]*1000000000/([.B9]*1000000)" office:value-type="float" office:value="53.2655750047054" calcext:value-type="float">
            <text:p>53.2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29.4" calcext:value-type="float">
            <text:p>529.4</text:p>
          </table:table-cell>
          <table:table-cell office:value-type="float" office:value="28.3" calcext:value-type="float">
            <text:p>28.3</text:p>
          </table:table-cell>
          <table:table-cell table:formula="of:=[.C10]*1000000000/([.B10]*1000000)" office:value-type="float" office:value="53.4567434831885" calcext:value-type="float">
            <text:p>53.4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48.6" calcext:value-type="float">
            <text:p>548.6</text:p>
          </table:table-cell>
          <table:table-cell office:value-type="float" office:value="20.4" calcext:value-type="float">
            <text:p>20.4</text:p>
          </table:table-cell>
          <table:table-cell table:formula="of:=[.C11]*1000000000/([.B11]*1000000)" office:value-type="float" office:value="37.185563251914" calcext:value-type="float">
            <text:p>37.1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00/00/0000</text:date>, <text:time style:data-style-name="N2" text:time-value="10:02:24.6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43S</meta:editing-duration>
    <meta:editing-cycles>4</meta:editing-cycles>
    <meta:generator>LibreOffice/5.1.5.2$Windows_x86 LibreOffice_project/7a864d8825610a8c07cfc3bc01dd4fce6a9447e5</meta:generator>
    <dc:date>2020-01-30T10:18:06.861000000</dc:date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